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alibri" svg:font-family="Calibri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5438" officeooo:paragraph-rsid="00115438"/>
    </style:style>
    <style:style style:name="P2" style:family="paragraph" style:parent-style-name="Standard">
      <style:text-properties officeooo:rsid="00115438" officeooo:paragraph-rsid="001303aa"/>
    </style:style>
    <style:style style:name="T1" style:family="text">
      <style:text-properties officeooo:rsid="001303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andoc_20_source"><text:span text:style-name="Source_20_Text">InlineCode</text:span> inline text</text:p>
      <text:p text:style-name="P1"/>
      <text:p text:style-name="Preformatted_20_Text">paragraph code</text:p>
      <text:p text:style-name="P1"/>
      <text:p text:style-name="P2"><text:span text:style-name="Source_20_Text"><text:span text:style-name="T1">paragraph text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Calibri" svg:font-family="Calibri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15438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ndoc_20_source" style:display-name="pandoc source" style:family="paragraph" style:parent-style-name="Standard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4T17:38:25.934419790</meta:creation-date>
    <dc:date>2018-08-14T18:45:17.799001380</dc:date>
    <meta:editing-duration>PT5M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7" meta:character-count="50" meta:non-whitespace-character-count="46"/>
  </office:meta>
</office:document-meta>
</file>